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2" style:family="paragraph" style:parent-style-name="Standard" style:list-style-name="L1">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YSTEM REQUIREMENTS</text:p>
      <text:p text:style-name="P9"/>
      <text:p text:style-name="P2">Our system will let the user experince wrestling management, and will form game flow, produce results accourding to user preferences and strategies.</text:p>
      <text:p text:style-name="P1"/>
      <text:list xml:id="list1776829462" text:style-name="L1">
        <text:list-item>
          <text:list>
            <text:list-item>
              <text:p text:style-name="P12">Functional Requirements</text:p>
            </text:list-item>
          </text:list>
        </text:list-item>
      </text:list>
      <text:p text:style-name="P11"/>
      <text:p text:style-name="P3"><text:bookmark-start text:name="__DdeLink__545_259140237"/>Data Inputs To System</text:p>
      <text:p text:style-name="P4">Since our system will process preferences and strategies fetched from database or user, data inputs are the main requirements of our system.</text:p>
      <text:p text:style-name="P4"/>
      <text:p text:style-name="P3">Process To Do At Each Screen</text:p>
      <text:p text:style-name="P4">Work flow will be provided from user preferences at 12 different layouts.</text:p>
      <text:p text:style-name="P3"/>
      <text:p text:style-name="P3">Workflow By System</text:p>
      <text:p text:style-name="P4">One of the main functional requirements of our system is the work done by system. It includes simulation engine that produces match results from datas, outputs of functions, and user preferences to be written to the database instantly.</text:p>
      <text:p text:style-name="P5"/>
      <text:p text:style-name="P3">Description Of System Reports And Outputs</text:p>
      <text:p text:style-name="P4">Listing the outputs of the simulation engine's or functions to the user. Processing datas and producing results.</text:p>
      <text:p text:style-name="P3"/>
      <text:p text:style-name="P3">Control Of System Users</text:p>
      <text:p text:style-name="P4">If the user has a saved game account in database, he/she will be able to continue to his/her game, otherwise a new game database will be created.</text:p>
      <text:p text:style-name="P4"/>
      <text:p text:style-name="P3">Database Reading &amp; Writing</text:p>
      <text:p text:style-name="P4">By getting the data input, datas will be stored in database until the start of the work flow, which means the next function to be performed. Every information taken from the user is saved to the database instantly and is used then.</text:p>
      <text:p text:style-name="P3"/>
      <text:p text:style-name="P3">Kinds Of Users</text:p>
      <text:p text:style-name="P4">Game will be able to be played if the user has an saved account. This means, new users' accounts will be created in the beginning of the game which is mentioned before.</text:p>
      <text:p text:style-name="P3"><text:bookmark-end text:name="__DdeLink__545_259140237"/></text:p>
      <text:p text:style-name="P3"/>
      <text:p text:style-name="P3"/>
      <text:list xml:id="list764428260" text:continue-numbering="true" text:style-name="L1">
        <text:list-item>
          <text:list>
            <text:list-item>
              <text:p text:style-name="P12">Non-Functional Requirements</text:p>
            </text:list-item>
          </text:list>
        </text:list-item>
      </text:list>
      <text:p text:style-name="P8"/>
      <text:p text:style-name="P3">Backup &amp; Recovery</text:p>
      <text:p text:style-name="P4">Our project is being developed by using the most powerful revision control system, Git, on the web site GitHub. This choise gives us to store our software securely, and restore the project in an unwanted situation.</text:p>
      <text:p text:style-name="P4"/>
      <text:p text:style-name="P3">Documentation</text:p>
      <text:p text:style-name="P4">The methods that are used in software development process ease intelligibility. Other property of our documentation is “commit messages” stored in GitHub, which are writing in every step of development. </text:p>
      <text:p text:style-name="P4"/>
      <text:p text:style-name="P3"><text:soft-page-break/>Failure Management</text:p>
      <text:p text:style-name="P4">Failure management is handled with the methods in our backup &amp; recovery requirements.</text:p>
      <text:p text:style-name="P4"/>
      <text:p text:style-name="P3">Maintainability</text:p>
      <text:p text:style-name="P4">Maintainability is one of the main non-functional requirements in out project, because we want to continue developing our project after the first release. <text:s/>Starting this point of view, we want to implement new features, technologies, and designs easily.</text:p>
      <text:p text:style-name="P4"/>
      <text:p text:style-name="P3">Open Source</text:p>
      <text:p text:style-name="P3"><text:span text:style-name="T1">Depending on maintainability requirement, we want our project to be developed by other developers who want to.</text:span></text:p>
      <text:p text:style-name="P3"><text:span text:style-name="T1"/></text:p>
      <text:p text:style-name="P3">Performance</text:p>
      <text:p text:style-name="P4">Performance is one of the key requirements in our project. That is the main reason for us to choose Python as the programming language and SQLite for the database management.</text:p>
      <text:p text:style-name="P4"/>
      <text:p text:style-name="P3">Platform Compatibility &amp; Portability</text:p>
      <text:p text:style-name="P4">This is decided to be a requirement, because of our request to play the game in different OS's. As a result of Python's compatibility and portability, users will be able to play the game by compiling the codes or getting the executable files after the release.</text:p>
      <text:p text:style-name="P4"/>
      <text:p text:style-name="P3">Usability</text:p>
      <text:p text:style-name="P4">Usability is a non-functional requirement chosen for user-side of the game to give the user both easy and effective chance to play the game. Due to this requirement <text:s/>a simple interface and gameplay is designed for the game.</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suf </meta:initial-creator>
    <meta:creation-date>2013-04-24T15:37:37</meta:creation-date>
    <dc:date>2013-04-26T03:26:49</dc:date>
    <dc:creator>yusuf </dc:creator>
    <meta:editing-duration>PT1H35M53S</meta:editing-duration>
    <meta:editing-cycles>13</meta:editing-cycles>
    <meta:generator>LibreOffice/3.5$Linux_x86 LibreOffice_project/350m1$Build-2</meta:generator>
    <meta:document-statistic meta:table-count="0" meta:image-count="0" meta:object-count="0" meta:page-count="2" meta:paragraph-count="34" meta:word-count="513" meta:character-count="3148" meta:non-whitespace-character-count="2668"/>
  </office:meta>
</office:document-meta>
</file>